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fo:font-weight="bold" officeooo:rsid="001e9c5f" officeooo:paragraph-rsid="001e9c5f" style:font-size-asian="38.5pt" style:font-weight-asian="bold" style:font-size-complex="44pt" style:font-weight-complex="bold"/>
    </style:style>
    <style:style style:name="P2" style:family="paragraph" style:parent-style-name="Text_20_body">
      <style:paragraph-properties fo:text-align="start" style:justify-single-word="false"/>
      <style:text-properties fo:font-size="12pt" fo:font-style="normal" style:text-underline-style="none" fo:font-weight="normal" officeooo:rsid="002b564c" officeooo:paragraph-rsid="001e9c5f" style:font-size-asian="10.5pt" style:font-style-asian="normal" style:font-weight-asian="normal" style:font-size-complex="12pt" style:font-style-complex="normal" style:font-weight-complex="normal"/>
    </style:style>
    <style:style style:name="P3" style:family="paragraph" style:parent-style-name="Text_20_body">
      <style:text-properties officeooo:rsid="002b564c"/>
    </style:style>
    <style:style style:name="P4" style:family="paragraph" style:parent-style-name="Text_20_body">
      <style:text-properties officeooo:rsid="0030501a" officeooo:paragraph-rsid="003032c7"/>
    </style:style>
    <style:style style:name="P5" style:family="paragraph" style:parent-style-name="Text_20_body">
      <style:text-properties officeooo:rsid="0030501a"/>
    </style:style>
    <style:style style:name="P6" style:family="paragraph" style:parent-style-name="Text_20_body">
      <style:text-properties officeooo:rsid="0030501a" officeooo:paragraph-rsid="00330773"/>
    </style:style>
    <style:style style:name="P7" style:family="paragraph" style:parent-style-name="Text_20_body">
      <style:text-properties officeooo:rsid="00316c40" officeooo:paragraph-rsid="00330773"/>
    </style:style>
    <style:style style:name="P8" style:family="paragraph" style:parent-style-name="Text_20_body">
      <style:text-properties officeooo:rsid="00316c40"/>
    </style:style>
    <style:style style:name="P9" style:family="paragraph" style:parent-style-name="Text_20_body">
      <style:text-properties officeooo:rsid="00373e74"/>
    </style:style>
    <style:style style:name="P10" style:family="paragraph" style:parent-style-name="Text_20_body">
      <style:text-properties officeooo:rsid="00373e74" officeooo:paragraph-rsid="00396a2e"/>
    </style:style>
    <style:style style:name="T1" style:family="text">
      <style:text-properties fo:font-size="20pt" style:font-size-asian="20pt" style:font-size-complex="20pt"/>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396a2e"/>
    </style:style>
    <style:style style:name="T5" style:family="text">
      <style:text-properties officeooo:rsid="00398a70"/>
    </style:style>
    <style:style style:name="T6" style:family="text">
      <style:text-properties fo:font-style="italic" style:text-underline-style="none" fo:font-weight="bold" officeooo:rsid="00398a70" style:font-style-asian="italic" style:font-weight-asian="bold" style:font-style-complex="italic" style:font-weight-complex="bold"/>
    </style:style>
    <style:style style:name="T7" style:family="text">
      <style:text-properties fo:font-style="italic" style:text-underline-style="none" fo:font-weight="bold" officeooo:rsid="003c1900"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398a70" style:font-style-asian="italic" style:font-weight-asian="bold" style:font-style-complex="italic" style:font-weight-complex="bold"/>
    </style:style>
    <style:style style:name="T9" style:family="text">
      <style:text-properties fo:font-family="'Bradley Hand ITC'" style:font-family-generic="script" style:font-pitch="variable" fo:font-size="13pt" fo:font-style="italic" fo:font-weight="bold" officeooo:rsid="0039cad9" style:font-size-asian="13pt" style:font-style-asian="italic" style:font-weight-asian="bold" style:font-size-complex="13pt" style:font-style-complex="italic" style:font-weight-complex="bold"/>
    </style:style>
    <style:style style:name="T10" style:family="text">
      <style:text-properties fo:font-family="'Bradley Hand ITC'" style:font-family-generic="script" style:font-pitch="variable" fo:font-size="13.5pt" fo:font-style="italic" fo:font-weight="bold" officeooo:rsid="0039cad9" style:font-size-asian="13.5pt" style:font-style-asian="italic" style:font-weight-asian="bold" style:font-size-complex="13.5pt" style:font-style-complex="italic" style:font-weight-complex="bold"/>
    </style:style>
    <style:style style:name="T11" style:family="text">
      <style:text-properties fo:font-family="'Bradley Hand ITC'" style:font-family-generic="script" style:font-pitch="variable" fo:font-size="14pt" fo:font-style="italic" fo:font-weight="bold" officeooo:rsid="0039cad9" style:font-size-asian="14pt" style:font-style-asian="italic" style:font-weight-asian="bold"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ure of Horror</text:p>
      <text:p text:style-name="P1"/>
      <text:p text:style-name="P2"><text:span text:style-name="Strong_20_Emphasis"><text:span text:style-name="T1">Chapter 1: The Forest</text:span></text:span></text:p>
      <text:p text:style-name="P3">I don’t like horror stories… I always thought they were for scare lovers. I was wrong… and if my story doesn’t make it clear… <text:span text:style-name="Strong_20_Emphasis">DON’T GO IN THOSE WOODS.</text:span></text:p>
      <text:p text:style-name="P3">I was out camping with some friends. We were meant to stay a night at an old town called <text:span text:style-name="Emphasis">Wyrdwood</text:span>, which had forest camping. I was getting ready with some friends [female] of mine. {<text:span text:style-name="T2">Jessie</text:span>}, a friend I met last year prior to this trip, was crushing on a guy named {<text:span text:style-name="T2">Evan</text:span>}, and she was going to confess on this trip when both of them were alone. My best friend {<text:span text:style-name="T2">Emma</text:span>} and I wanted to help her, so we planned to leave them alone to have their talk.</text:p>
      <text:p text:style-name="P3">That afternoon, the boys picked us up to set off to the forest. {<text:span text:style-name="T2">Evan</text:span>}, {<text:span text:style-name="T2">Lucas</text:span>}, and {<text:span text:style-name="T2">Noah</text:span>} were still college boys, yeah… but they had the manpower to at least defend themselves, and {<text:span text:style-name="T2">Evan</text:span>} had a handgun, so we thought we were safe—not that he knew how to use it. The drive from campus to <text:span text:style-name="Emphasis">Wyrdwood</text:span> took about two hours, so we reached there at 6 p.m.</text:p>
      <text:p text:style-name="P3">We went to a nearby tavern because {<text:span text:style-name="T2">Lucas</text:span>} had to take a wee-wee, and the rest of us needed a break as well, so we took the opportunity. {<text:span text:style-name="T2">Noah</text:span>} and {<text:span text:style-name="T2">Emma</text:span>} were sitting at a table at the back waiting for their drinks, and {<text:span text:style-name="T2">Evan</text:span>} and {<text:span text:style-name="T2">Jessie</text:span>} were outside sitting on a bench waiting. I was at the bar when an old guy came up to me and asked where we were headed. I didn’t feel comfortable telling him, but he commented that if we were heading out to the woods, we should be careful of the <text:span text:style-name="Strong_20_Emphasis">{</text:span><text:span text:style-name="Strong_20_Emphasis"><text:span text:style-name="T3">WATCHER</text:span></text:span><text:span text:style-name="Strong_20_Emphasis">}</text:span>.</text:p>
      <text:p text:style-name="P3">Before I could ask what he was talking about, {<text:span text:style-name="T2">Lucas</text:span>} came out of the bathroom. When I turned back to look at the old man, he was gone. The bartender smiled at me and said it was just an old folks’ tale and that there was nothing to worry about. I accepted that because I wanted to enjoy myself, and we went on our way.</text:p>
      <text:p text:style-name="P3">When we reached the entrance, there was a locked gate that said <text:span text:style-name="Strong_20_Emphasis">“RESTRICTED AREA.”</text:span> {<text:span text:style-name="T2">Evan</text:span>} assured us that he had called in, and the lady on the phone said there was going to be a guy waiting in the front booth—but it was empty. We were hesitant but went in anyway.</text:p>
      <text:p text:style-name="P3">We were now hiking up the trail that was recommended, but it looked sketchy, almost like there wasn’t a path there—though there was, barely visible. We followed it and reached an old camp area where the boys started setting up the tents. At this point, it was still around 7 p.m., and because it was summer, it was still light out. So {<text:span text:style-name="T2">Emma</text:span>}, {<text:span text:style-name="T2">Jessie</text:span>}, and I went for a walk while the boys were busy. We didn’t want to go, but {<text:span text:style-name="T2">Jessie</text:span>} wanted to review the plan, and we reluctantly followed.</text:p>
      <text:p text:style-name="P3">The walk was silent… very silent. All I could hear was the sound of my footsteps and my friends’. A few miles in, {<text:span text:style-name="T2">Jessie</text:span>} started blabbing about how she couldn’t wait, how nervous she was, and how much our help meant to her. After a while, we went back to camp.</text:p>
      <text:p text:style-name="P3">The fire warmed us, and the night grew cold… in summer? Yeah, I found it strange too. I told my friends about the old guy I met at the bar and how he warned me about an old folks’ tale called the <text:soft-page-break/><text:span text:style-name="Strong_20_Emphasis">{WATCHER}</text:span>. They brushed it off as something the older generation told the younger ones to place fear in their conscience—to prevent them from entering the forest alone. {<text:span text:style-name="T2">Jessie</text:span>} suggested it might have been used to stop children from getting lost or entering the forest at all, which made sense at the time. The night fell, and the sky grew pitch black—unlike anything we’d ever seen. The stars and moonlight were hidden by the thick tree leaves, and the only light source came from the camp-fire.</text:p>
      <text:p text:style-name="P3">The boys were about to cook some of the meat they brought, but the fire was almost out. {<text:span text:style-name="T2">Emma</text:span>} and I saw this as the perfect opportunity for {<text:span text:style-name="T2">Jessie</text:span>}. So we grabbed {<text:span text:style-name="T2">Lucas</text:span>} and {<text:span text:style-name="T2">Noah</text:span>} and went to look for something to keep the fire going. You could say there was dry wood and leaves next to us, but the boys quickly caught on to what we were doing, so they didn’t disagree.</text:p>
      <text:p text:style-name="P3">We were walking through the forest, but it was pitch black, so {<text:span text:style-name="T2">Emma</text:span>} remembered that she had brought her flash-light with her before we left. While walking, I heard a sound calling out for help and stopped to turn around, making sure I wasn’t tweaking. What felt like turning for a brief second turned out to be a few minutes. I know this because when I turned back to my friends, they were miles ahead of me.</text:p>
      <text:p text:style-name="P3">They said they didn’t even notice I was missing, and when I brought up the voice I heard, they said I must be tired. We had been walking for about ten minutes at this point, so we planned to turn back. I agreed that I might have imagined it, so we went back to camp.</text:p>
      <text:p text:style-name="P3">When we returned, {<text:span text:style-name="T2">Jessie</text:span>} and {<text:span text:style-name="T2">Evan</text:span>} were nowhere to be seen. The boys thought that {<text:span text:style-name="T2">Evan</text:span>} might have gotten lucky with {<text:span text:style-name="T2">Jessie</text:span>}, so they assumed they were in the tent—but it was empty. {<text:span text:style-name="T2">Emma</text:span>} thought they might have grown impatient and gone to look for something for the fire themselves. So we decided to split up into two groups and search for them.</text:p>
      <text:p text:style-name="P4">{<text:span text:style-name="T2">Emma</text:span>} and I went south from the camp to search, and the boys went east. A few minutes into the walk, {<text:span text:style-name="T2">Emma</text:span>} felt really uneasy about the situation and wanted to call for help on her phone when she realised she didn’t have it on her. She asked to use mine, but I didn’t have it on me either, so {Emma} insisted that we turn back to camp and call the boys. I was scared myself, so I didn’t even try to disagree with her, and we turned back.</text:p>
      <text:p text:style-name="P5">The walk back was eerie—no sound, only the leaves and sticks cracking beneath our feet. The sound felt off, like something was supposed to happen but didn’t.</text:p>
      <text:p text:style-name="P5">Most of the time while we were walking, I swore I could hear other footsteps behind us. It was so obvious that whenever we stopped, the cracking of leaves and sticks would follow—just moments after our own—and then fall silent again. {<text:span text:style-name="T2">Emma</text:span>} didn’t seem to want to stop most of the time because fear overcame her, so we began to walk even faster until we reached the camp.</text:p>
      <text:p text:style-name="P5">When we arrived, the fire was still bright, but the boys weren’t nearby. {<text:span text:style-name="T2">Emma</text:span>} grabbed her phone to call them, but there was no signal. We grew tense, sensing something was off, and {<text:span text:style-name="T2">Emma</text:span>} repeatedly tried to call, but nothing.</text:p>
      <text:p text:style-name="P5">We assumed they might have returned to the car, so {<text:span text:style-name="T2">Emma</text:span>} suggested one of us should make their way back to check while the other stayed to look after the camp. I took the job but was afraid that {<text:span text:style-name="T2">Emma</text:span>} might get hurt—or worse—so I gave her my pocket knife, and she set off.</text:p>
      <text:p text:style-name="P5"><text:soft-page-break/>About twenty minutes later, there was still no sign of her or anyone else. Worried, I tried calling them, but just like before… nothing. I was alone, staring into the dark woods with no phone signal and no friends to keep me company.</text:p>
      <text:p text:style-name="P5">It felt like minutes—maybe even hours—passed, but there was still no sign. The weird thing, though, was that the time on my phone didn’t seem to move. It felt like it had been 8 p.m. for hours, with no change. I tested it: I counted sixty seconds and checked my phone, but it was still exactly 8 p.m.</text:p>
      <text:p text:style-name="P5">I started to panic. I found it strange that time was frozen, but I assumed I was just tired. I sat there waiting, and not long after, I saw eyes lurking in the darkest parts of the woods. It was—or seemed like—two burning white glints staring at me, but every time I looked away, they disappeared.</text:p>
      <text:p text:style-name="P6">The longer time dragged on, the closer it felt, and I wish I could have convinced myself it was just sleep getting to me. Eventually, I decided to turn in for the night. I got into the tent, sent one last message to the group to come back, and closed my eyes. </text:p>
      <text:p text:style-name="P7">As I lay there, I could softly hear the sound of cracking leaves closing in on the tent. It was quiet—almost like it didn’t want to draw attention. I thought it might be one of my friends trying to scare me, so I quietly got up from my sleeping bag and looked out of the tent… but there was no one.</text:p>
      <text:p text:style-name="P8">My first instinct was to get out and check around the tent, even though I knew it was dangerous. I took a breath and stepped out to look. When I was outside, I called out to see if it was my friends, but it was dead silent. I called again, and this time I heard soft, faint cracking of leaves behind me.</text:p>
      <text:p text:style-name="P8">This time, I was truly terrified. I whipped around and saw no one—then panic set in. I rushed to grab the extra flash-light from my bag and started walking away from the camp toward the direction of the car.</text:p>
      <text:p text:style-name="P8">The other times I heard sounds behind me, I could write them off as my friends walking nearby, but this time I didn’t have that luxury any more. The sound grew closer the longer I walked. Now and then, I would spin around to check if someone was there, but all I could see was darkness—and those two white dots.</text:p>
      <text:p text:style-name="P8">After a few miles of walking, the cracking of leaves didn’t stop like before. This time, it grew louder and louder. I started walking faster, and the cracking sound amped up in speed as well. New sounds joined in—scratching, heavy breathing, muffled voices calling out for help… or hello. Each sound came one by one.</text:p>
      <text:p text:style-name="P9">But every time I turned around, it stopped for a brief moment, then continued—almost like something was stopping just in time, waiting for me to turn my back again. Minutes into my walk, I knew the car wasn’t this far from the camp. I knew I was going the right way because I followed the path, but when I looked down to check it… it was gone.</text:p>
      <text:p text:style-name="P9">The path was missing—but how? It had been beneath my feet the entire time, and I only just realised I wasn’t on it any more. When I turned around to look for it, I saw the damn thing.</text:p>
      <text:p text:style-name="P9">I don’t know what it was… but it wasn’t human. That… thing—if I had to describe it in one word—it would be a being of <text:span text:style-name="Emphasis">Spectral-hollo</text:span>w. Its claws were long and sharp, wrapping around a tree like it was holding on for dear life. And if the sight before me wasn’t horrendous enough… it had what I could only assume were what was left of my friends, hanging from a chain around its neck like souvenirs.</text:p>
      <text:p text:style-name="P9"><text:soft-page-break/>{<text:span text:style-name="T2">Jessie</text:span>}—her hands were impaled with what looked like bones, her torso missing. {<text:span text:style-name="T2">Lucas</text:span>} was hanging by his torso; I didn’t see a head on his body, but the clothes matched what I remembered him wearing when we arrived. {<text:span text:style-name="T2">Evan</text:span>} seemed to be missing half of his face, and a chunk of his upper body was gone. He hung from his still-intact leg. {<text:span text:style-name="T2">Noah</text:span>}’s body was split in two—his upper half hung from his chest, forced open by the wire of the chain, while his lower half dangled from his foot, twisted in the wire. His face was staring right at me, agony etched into it.</text:p>
      <text:p text:style-name="P9">And {<text:span text:style-name="T2">Emma</text:span>}… her body was sideways, being crushed in the creature’s jaw. She was still alive when I saw her.</text:p>
      <text:p text:style-name="P9">She looked at me, and the last word she whispered was, <text:span text:style-name="Strong_20_Emphasis">“RUN,”</text:span> before she was completely crushed.</text:p>
      <text:p text:style-name="P9">With tears and terror in my eyes, I bolted, running toward the car. The heavy steps of the monster behind me grew louder and louder, and the sound it made was like a violin being violently screeched.</text:p>
      <text:p text:style-name="P9">It chased me for miles, and then I fell. I dropped to my knees and realised I had tripped over bones—human bones. The creature loomed over me, the scent of blood still clinging to it. Its face was inches from mine, ancient and horrifying. I was frozen in fear.</text:p>
      <text:p text:style-name="P9">Its massive mouth opened, revealing what looked like thousands of teeth, drenched in old and fresh blood—my friends’ blood. It leaned in to bite me, but before it could, a red beam of bright light shot up from a cliff behind it. The thing went crazy—its eyes darted wildly as it thrashed its arms, scratching and tearing at nearby trees.</text:p>
      <text:p text:style-name="P9">I snapped back to my senses and ran before it could regain control. I ran until I finally saw the car. The missing guard from earlier lay behind the booth, his body torn apart, missing an arm and a leg. Luckily, I had grabbed {Noah}’s spare car keys from his bag before I left the tent</text:p>
      <text:p text:style-name="P9">I got out of that place as fast as I could and didn’t look back once.</text:p>
      <text:p text:style-name="P9">I went straight to the police station. Minutes later, strange men in black suits carrying heavy weapons arrived and asked me to follow them. The police agreed, so I went.</text:p>
      <text:p text:style-name="P9">They told me that what I saw was just a misunderstanding—that it was a bear. I insisted it wasn’t, that that… thing wasn’t an animal. The seriousness in their eyes and voices made me uneasy. They warned me not to spread false rumours and repeated that it was a bear.</text:p>
      <text:p text:style-name="P9">I didn’t want to argue any more. I just wanted to go home. They dropped me off and insisted I never speak to anyone about this—anyone except them.</text:p>
      <text:p text:style-name="P10">And now I’m here...<text:span text:style-name="T4">how long has it been?</text:span> <text:span text:style-name="T4">Days? Weeks? Months? I don’t even know any more. Ever since that day things doesn’t feel normal any more</text:span>—<text:span text:style-name="T4">almost like</text:span>…<text:span text:style-name="T4">it was all a dream but I know it wasn’t. So now I’m in a bar, that’s oddly peaceful and probably one of the only place</text:span><text:span text:style-name="T5">s</text:span><text:span text:style-name="T4"> that can bring me peace these days. </text:span><text:span text:style-name="T5">And</text:span><text:span text:style-name="T4"> </text:span><text:span text:style-name="T5">a</text:span><text:span text:style-name="T4">round strangers that I’ve never met before, </text:span><text:span text:style-name="T5">who claim they went through similar things</text:span><text:span text:style-name="T4">. </text:span><text:span text:style-name="T5">Tell me...is this only happening to me?</text:span><text:span text:style-name="T6"> </text:span><text:span text:style-name="T7">[ </text:span><text:span text:style-name="T6">{ </text:span><text:span text:style-name="T8">???</text:span><text:span text:style-name="T6"> } </text:span><text:span text:style-name="T7">]</text:span><text:span text:style-name="T9">No. All of us at this table can relate to what your going through. </text:span><text:span text:style-name="T10">YOUR NOT ALONE</text:span><text:span text:style-name="T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4T21:50:46.492764500</meta:creation-date>
    <dc:date>2026-01-10T19:32:16.611983900</dc:date>
    <meta:editing-duration>PT1H5M43S</meta:editing-duration>
    <meta:editing-cycles>13</meta:editing-cycles>
    <meta:generator>LibreOffice/25.8.3.2$Windows_X86_64 LibreOffice_project/8ca8d55c161d602844f5428fa4b58097424e324e</meta:generator>
    <meta:document-statistic meta:table-count="0" meta:image-count="0" meta:object-count="0" meta:page-count="4" meta:paragraph-count="44" meta:word-count="2489" meta:character-count="12868" meta:non-whitespace-character-count="10453"/>
  </office:meta>
</office:document-meta>
</file>